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93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41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SCHEME</text:p>
          </table:table-cell>
          <table:table-cell/>
          <table:table-cell office:value-type="string" calcext:value-type="string">
            <text:p>SERVICE 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UJA SHERATON HOTEL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UJA STEEL COMPAN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SS BANK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ARI SECURIT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RICAN EMBASS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RICAN INTERNATIONAL SCHOOL ABUJA [AISA}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 HERBERT INTERNATIONAL [BLHI]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PA INTERNATION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VRON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GNA (UNDP,UNICEF, UN) 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FLUENCE CABLE NETWORK LIMITED (CCNL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TATA AND SAWO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ARTMENT OF STATE SECURITY (DSS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ASSY OF SWEDEN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EKA ACADEMY LTD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O-CENTER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ATCARE HM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XON MOBI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DERAL HIGH COUR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UNTAIN HEALTHCARE LIMITED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US FOUNDATIO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MBE STATE GOVERNMENT HOU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EUR COMPAN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 ASSURANCE PLC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NER GMC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DEC L.T.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NATIONAL HEALTH MANAGEMENT SERVICES LTD HMO [IHMSL]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NET EXPERTS LTD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RA NETWORK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CON TECHNICAL WORKS LT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US BERGER NIG. PLC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BBI STATE GOVERNME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STONE BANK HEALTHCARE HMO (KBL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GI STATE GOVERNME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NA MEDICAL SERVICES HMO [MMS}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FEMA HM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EXIA HM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CAL SERVICES ORGANISATION (MSO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SARAWA STATE GOV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 DEPOSIT INSURANCE CORPORATION (NDIC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IONAL HEALTH INSURANCE SCHEME SPECIAL PROGRAMM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 STATE GOV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IA COMMODITY EXCHANGE COMMISSION (NCE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IAN AIRFORC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IAN ARM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IAN COMMUNICATIONS COMMISSION (NCC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IAN DEFENSE ACADEMY (NDA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IGERIAN ELECTRICITY REGULATORY COMMISSION (NERC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IAN EXPORT PROMOTION COUNCIL (NEPC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IAN NATIONAL PETROLEUM CORPORATION (NNPC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IAN NAV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GERIAN SECURITY PRINTING AND MINTING CO. [NSPM]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L ENERGY RESOURCES LTD [OER]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B HEALTHCARE LTD HM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HEALTH HM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CARE HM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INI NIG. LTD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L PETROLEUM DEVELOPMENT COMPANY (SPDC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IETY FOR FAMILY HEALTH (SFH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E REGENT SECONDARY SCHOOL 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HEALTH TRUST HMO (THT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CORP HILTO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SSION COMPANY OF NIGERIA (TCN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CARE INTERNATION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NATION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US MEDICARE LTD (HMO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LD HEALTH ORGANIZATION [WHO]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NITH BANK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BRAHIM MOHAMMED(YOBE STATE GOVT.)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IMARY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C$1"/>
        </table:named-expressions>
      </table:table>
      <table:named-expressions/>
      <table:database-ranges>
        <table:database-range table:name="__Anonymous_Sheet_DB__0" table:target-range-address="Sheet1.A1:Sheet1.C7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T Supports</meta:initial-creator>
    <meta:creation-date>2017-11-21T14:48:07</meta:creation-date>
    <dc:date>2017-11-22T16:47:08.863417770</dc:date>
    <meta:generator>LibreOffice/5.1.6.2$Linux_X86_64 LibreOffice_project/10m0$Build-2</meta:generator>
    <meta:editing-duration>PT1M</meta:editing-duration>
    <meta:editing-cycles>1</meta:editing-cycles>
    <meta:document-statistic meta:table-count="1" meta:cell-count="2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